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MIN([.J3:.Q3])" office:value-type="float" office:value="0" calcext:value-type="float">
            <text:p>0</text:p>
          </table:table-cell>
          <table:table-cell table:style-name="ce2" table:formula="of:=MAX([.J3:.Q3])" office:value-type="float" office:value="0" calcext:value-type="float">
            <text:p>0</text:p>
          </table:table-cell>
          <table:table-cell table:style-name="ce1" table:formula="of:=AVERAGE([.J3:.Q3])" office:value-type="float" office:value="0" calcext:value-type="float">
            <text:p>0</text:p>
          </table:table-cell>
          <table:table-cell table:style-name="ce2" table:formula="of:=([.H3]-[.D3])/4" office:value-type="float" office:value="0" calcext:value-type="float">
            <text:p>0</text:p>
          </table:table-cell>
          <table:table-cell table:style-name="ce2" table:formula="of:=([.H3]-[.C3])/4" office:value-type="float" office:value="0" calcext:value-type="float">
            <text:p>0</text:p>
          </table:table-cell>
          <table:table-cell table:style-name="ce1" table:formula="of:=([.H3]-[.B3])/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8" calcext:value-type="float">
            <text:p>2048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office:value-type="string" calcext:value-type="string">
            <text:p>Done with RMAT 3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MIN([.J4:.Q4])" office:value-type="float" office:value="5.90503" calcext:value-type="float">
            <text:p>5.90503</text:p>
          </table:table-cell>
          <table:table-cell table:style-name="ce1" table:formula="of:=MAX([.J4:.Q4])" office:value-type="float" office:value="8.3662" calcext:value-type="float">
            <text:p>8.3662</text:p>
          </table:table-cell>
          <table:table-cell table:style-name="ce1" table:formula="of:=AVERAGE([.J4:.Q4])" office:value-type="float" office:value="7.02399125" calcext:value-type="float">
            <text:p>7.02399125</text:p>
          </table:table-cell>
          <table:table-cell table:style-name="ce1" table:formula="of:=[.H4]-[.D4]" office:value-type="float" office:value="1279.52600875" calcext:value-type="float">
            <text:p>1279.52600875</text:p>
          </table:table-cell>
          <table:table-cell table:style-name="ce2" table:formula="of:=[.H4]-[.C4]" office:value-type="float" office:value="1278.1838" calcext:value-type="float">
            <text:p>1278.1838</text:p>
          </table:table-cell>
          <table:table-cell table:style-name="ce2" table:formula="of:=[.H4]-[.B4]" office:value-type="float" office:value="1280.64497" calcext:value-type="float">
            <text:p>1280.64497</text:p>
          </table:table-cell>
          <table:table-cell table:style-name="ce1" office:value-type="float" office:value="1286.55" calcext:value-type="float">
            <text:p>1286.55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8.01312" calcext:value-type="float">
            <text:p>8.01312</text:p>
          </table:table-cell>
          <table:table-cell table:style-name="ce1" office:value-type="float" office:value="7.97091" calcext:value-type="float">
            <text:p>7.97091</text:p>
          </table:table-cell>
          <table:table-cell table:style-name="ce1" office:value-type="float" office:value="6.09725" calcext:value-type="float">
            <text:p>6.09725</text:p>
          </table:table-cell>
          <table:table-cell table:style-name="ce1" office:value-type="float" office:value="7.19763" calcext:value-type="float">
            <text:p>7.19763</text:p>
          </table:table-cell>
          <table:table-cell table:style-name="ce1" office:value-type="float" office:value="6.1051" calcext:value-type="float">
            <text:p>6.1051</text:p>
          </table:table-cell>
          <table:table-cell table:style-name="ce1" office:value-type="float" office:value="5.90503" calcext:value-type="float">
            <text:p>5.90503</text:p>
          </table:table-cell>
          <table:table-cell table:style-name="ce1" office:value-type="float" office:value="6.53669" calcext:value-type="float">
            <text:p>6.53669</text:p>
          </table:table-cell>
          <table:table-cell table:style-name="ce1" office:value-type="float" office:value="8.3662" calcext:value-type="float">
            <text:p>8.3662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formula="of:=MIN([.J5:.Q5])" office:value-type="float" office:value="3.36057" calcext:value-type="float">
            <text:p>3.36057</text:p>
          </table:table-cell>
          <table:table-cell table:style-name="ce3" table:formula="of:=MAX([.J5:.Q5])" office:value-type="float" office:value="12.7301" calcext:value-type="float">
            <text:p>12.7301</text:p>
          </table:table-cell>
          <table:table-cell table:style-name="ce3" table:formula="of:=AVERAGE([.J5:.Q5])" office:value-type="float" office:value="8.9684375" calcext:value-type="float">
            <text:p>8.9684375</text:p>
          </table:table-cell>
          <table:table-cell table:style-name="ce3" table:formula="of:=[.H5]-[.D5]" office:value-type="float" office:value="1181.8615625" calcext:value-type="float">
            <text:p>1181.8615625</text:p>
          </table:table-cell>
          <table:table-cell table:style-name="ce3" table:formula="of:=[.H5]-[.C5]" office:value-type="float" office:value="1178.0999" calcext:value-type="float">
            <text:p>1178.0999</text:p>
          </table:table-cell>
          <table:table-cell table:style-name="ce3" table:formula="of:=[.H5]-[.B5]" office:value-type="float" office:value="1187.46943" calcext:value-type="float">
            <text:p>1187.46943</text:p>
          </table:table-cell>
          <table:table-cell table:style-name="ce1" office:value-type="float" office:value="1190.83" calcext:value-type="float">
            <text:p>1190.83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.7301" calcext:value-type="float">
            <text:p>12.7301</text:p>
          </table:table-cell>
          <table:table-cell table:style-name="ce1" office:value-type="float" office:value="10.904" calcext:value-type="float">
            <text:p>10.904</text:p>
          </table:table-cell>
          <table:table-cell table:style-name="ce1" office:value-type="float" office:value="7.553" calcext:value-type="float">
            <text:p>7.553</text:p>
          </table:table-cell>
          <table:table-cell table:style-name="ce1" office:value-type="float" office:value="7.15285" calcext:value-type="float">
            <text:p>7.15285</text:p>
          </table:table-cell>
          <table:table-cell table:style-name="ce1" office:value-type="float" office:value="11.027" calcext:value-type="float">
            <text:p>11.027</text:p>
          </table:table-cell>
          <table:table-cell table:style-name="ce1" office:value-type="float" office:value="7.64388" calcext:value-type="float">
            <text:p>7.64388</text:p>
          </table:table-cell>
          <table:table-cell table:style-name="ce1" office:value-type="float" office:value="3.36057" calcext:value-type="float">
            <text:p>3.36057</text:p>
          </table:table-cell>
          <table:table-cell table:style-name="ce1" office:value-type="float" office:value="11.3761" calcext:value-type="float">
            <text:p>11.3761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MIN([.J6:.Q6])" office:value-type="float" office:value="8.10087" calcext:value-type="float">
            <text:p>8.10087</text:p>
          </table:table-cell>
          <table:table-cell table:style-name="ce2" table:formula="of:=MAX([.J6:.Q6])" office:value-type="float" office:value="13.7489" calcext:value-type="float">
            <text:p>13.7489</text:p>
          </table:table-cell>
          <table:table-cell table:style-name="ce1" table:formula="of:=AVERAGE([.J6:.Q6])" office:value-type="float" office:value="11.33284625" calcext:value-type="float">
            <text:p>11.33284625</text:p>
          </table:table-cell>
          <table:table-cell table:style-name="ce2" table:formula="of:=[.H6]-[.D6]" office:value-type="float" office:value="1045.39715375" calcext:value-type="float">
            <text:p>1045.39715375</text:p>
          </table:table-cell>
          <table:table-cell table:style-name="ce2" table:formula="of:=[.H6]-[.C6]" office:value-type="float" office:value="1042.9811" calcext:value-type="float">
            <text:p>1042.9811</text:p>
          </table:table-cell>
          <table:table-cell table:style-name="ce2" table:formula="of:=[.H6]-[.B6]" office:value-type="float" office:value="1048.62913" calcext:value-type="float">
            <text:p>1048.62913</text:p>
          </table:table-cell>
          <table:table-cell table:style-name="ce1" office:value-type="float" office:value="1056.73" calcext:value-type="float">
            <text:p>1056.7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.6261" calcext:value-type="float">
            <text:p>11.6261</text:p>
          </table:table-cell>
          <table:table-cell table:style-name="ce1" office:value-type="float" office:value="13.0663" calcext:value-type="float">
            <text:p>13.0663</text:p>
          </table:table-cell>
          <table:table-cell table:style-name="ce1" office:value-type="float" office:value="13.7489" calcext:value-type="float">
            <text:p>13.7489</text:p>
          </table:table-cell>
          <table:table-cell table:style-name="ce1" office:value-type="float" office:value="9.8966" calcext:value-type="float">
            <text:p>9.8966</text:p>
          </table:table-cell>
          <table:table-cell table:style-name="ce1" office:value-type="float" office:value="12.1843" calcext:value-type="float">
            <text:p>12.1843</text:p>
          </table:table-cell>
          <table:table-cell table:style-name="ce1" office:value-type="float" office:value="11.5358" calcext:value-type="float">
            <text:p>11.5358</text:p>
          </table:table-cell>
          <table:table-cell table:style-name="ce1" office:value-type="float" office:value="10.5039" calcext:value-type="float">
            <text:p>10.5039</text:p>
          </table:table-cell>
          <table:table-cell table:style-name="ce1" office:value-type="float" office:value="8.10087" calcext:value-type="float">
            <text:p>8.10087</text:p>
          </table:table-cell>
          <table:table-cell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MIN([.J7:.Q7])" office:value-type="float" office:value="3.47759" calcext:value-type="float">
            <text:p>3.47759</text:p>
          </table:table-cell>
          <table:table-cell table:style-name="ce6" table:formula="of:=MAX([.J7:.Q7])" office:value-type="float" office:value="9.50325" calcext:value-type="float">
            <text:p>9.50325</text:p>
          </table:table-cell>
          <table:table-cell table:style-name="ce7" table:formula="of:=AVERAGE([.J7:.Q7])" office:value-type="float" office:value="6.57290625" calcext:value-type="float">
            <text:p>6.57290625</text:p>
          </table:table-cell>
          <table:table-cell table:style-name="ce3" table:formula="of:=[.H7]-[.D7]" office:value-type="float" office:value="983.79609375" calcext:value-type="float">
            <text:p>983.79609375</text:p>
          </table:table-cell>
          <table:table-cell table:style-name="ce3" table:formula="of:=[.H7]-[.C7]" office:value-type="float" office:value="980.86575" calcext:value-type="float">
            <text:p>980.86575</text:p>
          </table:table-cell>
          <table:table-cell table:style-name="ce9" table:formula="of:=[.H7]-[.B7]" office:value-type="float" office:value="986.89141" calcext:value-type="float">
            <text:p>986.89141</text:p>
          </table:table-cell>
          <table:table-cell table:style-name="ce2" office:value-type="float" office:value="990.369" calcext:value-type="float">
            <text:p>990.36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.50325" calcext:value-type="float">
            <text:p>9.50325</text:p>
          </table:table-cell>
          <table:table-cell table:style-name="ce1" office:value-type="float" office:value="8.08184" calcext:value-type="float">
            <text:p>8.08184</text:p>
          </table:table-cell>
          <table:table-cell table:style-name="ce1" office:value-type="float" office:value="6.4766" calcext:value-type="float">
            <text:p>6.4766</text:p>
          </table:table-cell>
          <table:table-cell table:style-name="ce1" office:value-type="float" office:value="3.57167" calcext:value-type="float">
            <text:p>3.57167</text:p>
          </table:table-cell>
          <table:table-cell table:style-name="ce1" office:value-type="float" office:value="8.76548" calcext:value-type="float">
            <text:p>8.76548</text:p>
          </table:table-cell>
          <table:table-cell table:style-name="ce1" office:value-type="float" office:value="4.68544" calcext:value-type="float">
            <text:p>4.68544</text:p>
          </table:table-cell>
          <table:table-cell table:style-name="ce1" office:value-type="float" office:value="3.47759" calcext:value-type="float">
            <text:p>3.47759</text:p>
          </table:table-cell>
          <table:table-cell table:style-name="ce1" office:value-type="float" office:value="8.02138" calcext:value-type="float">
            <text:p>8.02138</text:p>
          </table:table-cell>
          <table:table-cell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table:formula="of:=MIN([.J8:.Q8])" office:value-type="float" office:value="4.82515" calcext:value-type="float">
            <text:p>4.82515</text:p>
          </table:table-cell>
          <table:table-cell table:style-name="ce1" table:formula="of:=MAX([.J8:.Q8])" office:value-type="float" office:value="16.4764" calcext:value-type="float">
            <text:p>16.4764</text:p>
          </table:table-cell>
          <table:table-cell table:style-name="ce6" table:formula="of:=AVERAGE([.J8:.Q8])" office:value-type="float" office:value="9.3614125" calcext:value-type="float">
            <text:p>9.3614125</text:p>
          </table:table-cell>
          <table:table-cell table:style-name="ce8" table:formula="of:=[.H8]-[.D8]" office:value-type="float" office:value="918.8935875" calcext:value-type="float">
            <text:p>918.8935875</text:p>
          </table:table-cell>
          <table:table-cell table:style-name="ce8" table:formula="of:=[.H8]-[.C8]" office:value-type="float" office:value="911.7786" calcext:value-type="float">
            <text:p>911.7786</text:p>
          </table:table-cell>
          <table:table-cell table:style-name="ce8" table:formula="of:=[.H8]-[.B8]" office:value-type="float" office:value="923.42985" calcext:value-type="float">
            <text:p>923.42985</text:p>
          </table:table-cell>
          <table:table-cell table:style-name="ce2" office:value-type="float" office:value="928.255" calcext:value-type="float">
            <text:p>928.25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.902" calcext:value-type="float">
            <text:p>10.902</text:p>
          </table:table-cell>
          <table:table-cell table:style-name="ce1" office:value-type="float" office:value="8.94794" calcext:value-type="float">
            <text:p>8.94794</text:p>
          </table:table-cell>
          <table:table-cell table:style-name="ce1" office:value-type="float" office:value="9.71893" calcext:value-type="float">
            <text:p>9.71893</text:p>
          </table:table-cell>
          <table:table-cell table:style-name="ce1" office:value-type="float" office:value="8.10548" calcext:value-type="float">
            <text:p>8.10548</text:p>
          </table:table-cell>
          <table:table-cell table:style-name="ce1" office:value-type="float" office:value="16.4764" calcext:value-type="float">
            <text:p>16.4764</text:p>
          </table:table-cell>
          <table:table-cell table:style-name="ce1" office:value-type="float" office:value="4.82515" calcext:value-type="float">
            <text:p>4.82515</text:p>
          </table:table-cell>
          <table:table-cell table:style-name="ce1" office:value-type="float" office:value="8.89715" calcext:value-type="float">
            <text:p>8.89715</text:p>
          </table:table-cell>
          <table:table-cell table:style-name="ce1" office:value-type="float" office:value="7.01825" calcext:value-type="float">
            <text:p>7.01825</text:p>
          </table:table-cell>
          <table:table-cell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2" table:formula="of:=MIN([.J9:.Q9])" office:value-type="float" office:value="3.93128" calcext:value-type="float">
            <text:p>3.93128</text:p>
          </table:table-cell>
          <table:table-cell table:style-name="ce2" table:formula="of:=MAX([.J9:.Q9])" office:value-type="float" office:value="19.6139" calcext:value-type="float">
            <text:p>19.6139</text:p>
          </table:table-cell>
          <table:table-cell table:style-name="ce6" table:formula="of:=AVERAGE([.J9:.Q9])" office:value-type="float" office:value="11.0835575" calcext:value-type="float">
            <text:p>11.0835575</text:p>
          </table:table-cell>
          <table:table-cell table:style-name="ce8" table:formula="of:=[.H9]-[.D9]" office:value-type="float" office:value="871.2534425" calcext:value-type="float">
            <text:p>871.2534425</text:p>
          </table:table-cell>
          <table:table-cell table:style-name="ce8" table:formula="of:=[.H9]-[.C9]" office:value-type="float" office:value="862.7231" calcext:value-type="float">
            <text:p>862.7231</text:p>
          </table:table-cell>
          <table:table-cell table:style-name="ce8" table:formula="of:=[.H9]-[.B9]" office:value-type="float" office:value="878.40572" calcext:value-type="float">
            <text:p>878.40572</text:p>
          </table:table-cell>
          <table:table-cell table:style-name="ce2" office:value-type="float" office:value="882.337" calcext:value-type="float">
            <text:p>882.33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.82039" calcext:value-type="float">
            <text:p>7.82039</text:p>
          </table:table-cell>
          <table:table-cell table:style-name="ce1" office:value-type="float" office:value="11.2625" calcext:value-type="float">
            <text:p>11.2625</text:p>
          </table:table-cell>
          <table:table-cell table:style-name="ce1" office:value-type="float" office:value="17.418" calcext:value-type="float">
            <text:p>17.418</text:p>
          </table:table-cell>
          <table:table-cell table:style-name="ce1" office:value-type="float" office:value="5.90739" calcext:value-type="float">
            <text:p>5.90739</text:p>
          </table:table-cell>
          <table:table-cell table:style-name="ce1" office:value-type="float" office:value="19.6139" calcext:value-type="float">
            <text:p>19.6139</text:p>
          </table:table-cell>
          <table:table-cell table:style-name="ce1" office:value-type="float" office:value="5.487" calcext:value-type="float">
            <text:p>5.487</text:p>
          </table:table-cell>
          <table:table-cell table:style-name="ce1" office:value-type="float" office:value="17.228" calcext:value-type="float">
            <text:p>17.228</text:p>
          </table:table-cell>
          <table:table-cell table:style-name="ce1" office:value-type="float" office:value="3.93128" calcext:value-type="float">
            <text:p>3.93128</text:p>
          </table:table-cell>
          <table:table-cell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2" table:formula="of:=MIN([.J10:.Q10])" office:value-type="float" office:value="2.62649" calcext:value-type="float">
            <text:p>2.62649</text:p>
          </table:table-cell>
          <table:table-cell table:style-name="ce2" table:formula="of:=MAX([.J10:.Q10])" office:value-type="float" office:value="26.8844" calcext:value-type="float">
            <text:p>26.8844</text:p>
          </table:table-cell>
          <table:table-cell table:style-name="ce6" table:formula="of:=AVERAGE([.J10:.Q10])" office:value-type="float" office:value="12.10364875" calcext:value-type="float">
            <text:p>12.10364875</text:p>
          </table:table-cell>
          <table:table-cell table:style-name="ce8" table:formula="of:=[.H10]-[.D10]" office:value-type="float" office:value="823.15035125" calcext:value-type="float">
            <text:p>823.15035125</text:p>
          </table:table-cell>
          <table:table-cell table:style-name="ce8" table:formula="of:=[.H10]-[.C10]" office:value-type="float" office:value="808.3696" calcext:value-type="float">
            <text:p>808.3696</text:p>
          </table:table-cell>
          <table:table-cell table:style-name="ce8" table:formula="of:=[.H10]-[.B10]" office:value-type="float" office:value="832.62751" calcext:value-type="float">
            <text:p>832.62751</text:p>
          </table:table-cell>
          <table:table-cell table:style-name="ce2" office:value-type="float" office:value="835.254" calcext:value-type="float">
            <text:p>835.25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08061" calcext:value-type="float">
            <text:p>5.08061</text:p>
          </table:table-cell>
          <table:table-cell table:style-name="ce1" office:value-type="float" office:value="18.4199" calcext:value-type="float">
            <text:p>18.4199</text:p>
          </table:table-cell>
          <table:table-cell table:style-name="ce1" office:value-type="float" office:value="25.4131" calcext:value-type="float">
            <text:p>25.4131</text:p>
          </table:table-cell>
          <table:table-cell table:style-name="ce1" office:value-type="float" office:value="8.13909" calcext:value-type="float">
            <text:p>8.13909</text:p>
          </table:table-cell>
          <table:table-cell table:style-name="ce1" office:value-type="float" office:value="26.8844" calcext:value-type="float">
            <text:p>26.8844</text:p>
          </table:table-cell>
          <table:table-cell table:style-name="ce1" office:value-type="float" office:value="5.5512" calcext:value-type="float">
            <text:p>5.5512</text:p>
          </table:table-cell>
          <table:table-cell table:style-name="ce1" office:value-type="float" office:value="4.7144" calcext:value-type="float">
            <text:p>4.7144</text:p>
          </table:table-cell>
          <table:table-cell table:style-name="ce1" office:value-type="float" office:value="2.62649" calcext:value-type="float">
            <text:p>2.62649</text:p>
          </table:table-cell>
          <table:table-cell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2" table:formula="of:=MIN([.J11:.Q11])" office:value-type="float" office:value="7.27" calcext:value-type="float">
            <text:p>7.27</text:p>
          </table:table-cell>
          <table:table-cell table:style-name="ce2" table:formula="of:=MAX([.J11:.Q11])" office:value-type="float" office:value="35.92" calcext:value-type="float">
            <text:p>35.92</text:p>
          </table:table-cell>
          <table:table-cell table:style-name="ce1" table:formula="of:=AVERAGE([.J11:.Q11])" office:value-type="float" office:value="19.04375" calcext:value-type="float">
            <text:p>19.04375</text:p>
          </table:table-cell>
          <table:table-cell table:style-name="ce1" table:formula="of:=([.H11]-[.D11])/2" office:value-type="float" office:value="902.453125" calcext:value-type="float">
            <text:p>902.453125</text:p>
          </table:table-cell>
          <table:table-cell table:style-name="ce1" table:formula="of:=([.H11]-[.C11])/2" office:value-type="float" office:value="894.015" calcext:value-type="float">
            <text:p>894.015</text:p>
          </table:table-cell>
          <table:table-cell table:style-name="ce1" table:formula="of:=([.H11]-[.B11])/2" office:value-type="float" office:value="908.34" calcext:value-type="float">
            <text:p>908.34</text:p>
          </table:table-cell>
          <table:table-cell table:style-name="ce1" office:value-type="float" office:value="1823.95" calcext:value-type="float">
            <text:p>1823.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59" calcext:value-type="float">
            <text:p>17.59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float" office:value="12.77" calcext:value-type="float">
            <text:p>12.77</text:p>
          </table:table-cell>
          <table:table-cell table:style-name="ce1" office:value-type="float" office:value="35.92" calcext:value-type="float">
            <text:p>35.92</text:p>
          </table:table-cell>
          <table:table-cell table:style-name="ce1" office:value-type="float" office:value="11.74" calcext:value-type="float">
            <text:p>11.74</text:p>
          </table:table-cell>
          <table:table-cell table:style-name="ce1" office:value-type="float" office:value="7.46" calcext:value-type="float">
            <text:p>7.46</text:p>
          </table:table-cell>
          <table:table-cell table:style-name="ce1" office:value-type="float" office:value="7.27" calcext:value-type="float">
            <text:p>7.27</text:p>
          </table:table-cell>
          <table:table-cell office:value-type="string" calcext:value-type="string">
            <text:p>Done with RMAT 29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2" table:formula="of:=MIN([.J12:.Q12])" office:value-type="float" office:value="39.02" calcext:value-type="float">
            <text:p>39.02</text:p>
          </table:table-cell>
          <table:table-cell table:style-name="ce2" table:formula="of:=MAX([.J12:.Q12])" office:value-type="float" office:value="97.12" calcext:value-type="float">
            <text:p>97.12</text:p>
          </table:table-cell>
          <table:table-cell table:style-name="ce6" table:formula="of:=AVERAGE([.J12:.Q12])" office:value-type="float" office:value="71.605" calcext:value-type="float">
            <text:p>71.605</text:p>
          </table:table-cell>
          <table:table-cell table:style-name="ce2" table:formula="of:=([.H12]-[.D12])/4" office:value-type="float" office:value="1113.34125" calcext:value-type="float">
            <text:p>1113.34125</text:p>
          </table:table-cell>
          <table:table-cell table:style-name="ce1" table:formula="of:=([.H12]-[.C12])/4" office:value-type="float" office:value="1106.9625" calcext:value-type="float">
            <text:p>1106.9625</text:p>
          </table:table-cell>
          <table:table-cell table:style-name="ce1" table:formula="of:=([.H12]-[.B12])/4" office:value-type="float" office:value="1121.4875" calcext:value-type="float">
            <text:p>1121.4875</text:p>
          </table:table-cell>
          <table:table-cell table:style-name="ce1" office:value-type="float" office:value="4524.97" calcext:value-type="float">
            <text:p>4524.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.06" calcext:value-type="float">
            <text:p>69.06</text:p>
          </table:table-cell>
          <table:table-cell table:style-name="ce1" office:value-type="float" office:value="74.31" calcext:value-type="float">
            <text:p>74.31</text:p>
          </table:table-cell>
          <table:table-cell table:style-name="ce1" office:value-type="float" office:value="97.12" calcext:value-type="float">
            <text:p>97.12</text:p>
          </table:table-cell>
          <table:table-cell table:style-name="ce1" office:value-type="float" office:value="78.92" calcext:value-type="float">
            <text:p>78.92</text:p>
          </table:table-cell>
          <table:table-cell table:style-name="ce1" office:value-type="float" office:value="68.45" calcext:value-type="float">
            <text:p>68.45</text:p>
          </table:table-cell>
          <table:table-cell table:style-name="ce1" office:value-type="float" office:value="75.27" calcext:value-type="float">
            <text:p>75.27</text:p>
          </table:table-cell>
          <table:table-cell table:style-name="ce1" office:value-type="float" office:value="39.02" calcext:value-type="float">
            <text:p>39.02</text:p>
          </table:table-cell>
          <table:table-cell table:style-name="ce1" office:value-type="float" office:value="70.69" calcext:value-type="float">
            <text:p>70.69</text:p>
          </table:table-cell>
          <table:table-cell office:value-type="string" calcext:value-type="string">
            <text:p>Done with RMAT 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20:.Q20])" office:value-type="float" office:value="1.75" calcext:value-type="float">
            <text:p>1.75</text:p>
          </table:table-cell>
          <table:table-cell table:formula="of:=MAX([.J20:.Q20])" office:value-type="float" office:value="7.38565" calcext:value-type="float">
            <text:p>7.38565</text:p>
          </table:table-cell>
          <table:table-cell table:formula="of:=AVERAGE([.J20:.Q20])" office:value-type="float" office:value="6.2065375" calcext:value-type="float">
            <text:p>6.2065375</text:p>
          </table:table-cell>
          <table:table-cell table:style-name="ce5" table:formula="of:=[.H20]-[.D20]" office:value-type="float" office:value="1124.7534625" calcext:value-type="float">
            <text:p>1124.7534625</text:p>
          </table:table-cell>
          <table:table-cell table:style-name="ce5" table:formula="of:=[.H20]-[.C20]" office:value-type="float" office:value="1123.57435" calcext:value-type="float">
            <text:p>1123.57435</text:p>
          </table:table-cell>
          <table:table-cell table:style-name="ce5" table:formula="of:=[.H20]-[.B20]" office:value-type="float" office:value="1129.21" calcext:value-type="float">
            <text:p>1129.21</text:p>
          </table:table-cell>
          <table:table-cell office:value-type="float" office:value="1130.96" calcext:value-type="float">
            <text:p>1130.96</text:p>
          </table:table-cell>
          <table:table-cell office:value-type="float" office:value="512" calcext:value-type="float">
            <text:p>512</text:p>
          </table:table-cell>
          <table:table-cell office:value-type="float" office:value="1.75" calcext:value-type="float">
            <text:p>1.75</text:p>
          </table:table-cell>
          <table:table-cell office:value-type="float" office:value="7.33412" calcext:value-type="float">
            <text:p>7.33412</text:p>
          </table:table-cell>
          <table:table-cell office:value-type="float" office:value="7.38565" calcext:value-type="float">
            <text:p>7.38565</text:p>
          </table:table-cell>
          <table:table-cell office:value-type="float" office:value="7.12029" calcext:value-type="float">
            <text:p>7.12029</text:p>
          </table:table-cell>
          <table:table-cell office:value-type="float" office:value="6.68737" calcext:value-type="float">
            <text:p>6.68737</text:p>
          </table:table-cell>
          <table:table-cell office:value-type="float" office:value="7.03307" calcext:value-type="float">
            <text:p>7.03307</text:p>
          </table:table-cell>
          <table:table-cell office:value-type="float" office:value="6.06685" calcext:value-type="float">
            <text:p>6.06685</text:p>
          </table:table-cell>
          <table:table-cell office:value-type="float" office:value="6.27495" calcext:value-type="float">
            <text:p>6.274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MIN([.J21:.Q21])" office:value-type="float" office:value="1.76513" calcext:value-type="float">
            <text:p>1.76513</text:p>
          </table:table-cell>
          <table:table-cell table:style-name="ce4" table:formula="of:=MAX([.J21:.Q21])" office:value-type="float" office:value="3.55797" calcext:value-type="float">
            <text:p>3.55797</text:p>
          </table:table-cell>
          <table:table-cell table:style-name="ce4" table:formula="of:=AVERAGE([.J21:.Q21])" office:value-type="float" office:value="2.48879" calcext:value-type="float">
            <text:p>2.48879</text:p>
          </table:table-cell>
          <table:table-cell table:style-name="ce4" table:formula="of:=[.H21]-[.D21]" office:value-type="float" office:value="1056.73121" calcext:value-type="float">
            <text:p>1056.73121</text:p>
          </table:table-cell>
          <table:table-cell table:style-name="ce4" table:formula="of:=[.H21]-[.C21]" office:value-type="float" office:value="1055.66203" calcext:value-type="float">
            <text:p>1055.66203</text:p>
          </table:table-cell>
          <table:table-cell table:style-name="ce4" table:formula="of:=[.H21]-[.B21]" office:value-type="float" office:value="1057.45487" calcext:value-type="float">
            <text:p>1057.45487</text:p>
          </table:table-cell>
          <table:table-cell table:style-name="ce4" office:value-type="float" office:value="1059.22" calcext:value-type="float">
            <text:p>1059.22</text:p>
          </table:table-cell>
          <table:table-cell office:value-type="float" office:value="256" calcext:value-type="float">
            <text:p>256</text:p>
          </table:table-cell>
          <table:table-cell office:value-type="float" office:value="1.76513" calcext:value-type="float">
            <text:p>1.76513</text:p>
          </table:table-cell>
          <table:table-cell office:value-type="float" office:value="2.57801" calcext:value-type="float">
            <text:p>2.57801</text:p>
          </table:table-cell>
          <table:table-cell office:value-type="float" office:value="2.02471" calcext:value-type="float">
            <text:p>2.02471</text:p>
          </table:table-cell>
          <table:table-cell office:value-type="float" office:value="2.12107" calcext:value-type="float">
            <text:p>2.12107</text:p>
          </table:table-cell>
          <table:table-cell office:value-type="float" office:value="3.34281" calcext:value-type="float">
            <text:p>3.34281</text:p>
          </table:table-cell>
          <table:table-cell office:value-type="float" office:value="3.55797" calcext:value-type="float">
            <text:p>3.55797</text:p>
          </table:table-cell>
          <table:table-cell office:value-type="float" office:value="2.66249" calcext:value-type="float">
            <text:p>2.66249</text:p>
          </table:table-cell>
          <table:table-cell office:value-type="float" office:value="1.85813" calcext:value-type="float">
            <text:p>1.858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2:.Q22])" office:value-type="float" office:value="2.03" calcext:value-type="float">
            <text:p>2.03</text:p>
          </table:table-cell>
          <table:table-cell table:style-name="ce5" table:formula="of:=MAX([.J22:.Q22])" office:value-type="float" office:value="4.53" calcext:value-type="float">
            <text:p>4.53</text:p>
          </table:table-cell>
          <table:table-cell table:style-name="ce5" table:formula="of:=AVERAGE([.J22:.Q22])" office:value-type="float" office:value="3.140375" calcext:value-type="float">
            <text:p>3.140375</text:p>
          </table:table-cell>
          <table:table-cell table:style-name="ce5" table:formula="of:=[.H22]-[.D22]" office:value-type="float" office:value="1017.859625" calcext:value-type="float">
            <text:p>1017.859625</text:p>
          </table:table-cell>
          <table:table-cell table:style-name="ce5" table:formula="of:=[.H22]-[.C22]" office:value-type="float" office:value="1016.47" calcext:value-type="float">
            <text:p>1016.47</text:p>
          </table:table-cell>
          <table:table-cell table:style-name="ce5" table:formula="of:=[.H22]-[.B22]" office:value-type="float" office:value="1018.97" calcext:value-type="float">
            <text:p>1018.97</text:p>
          </table:table-cell>
          <table:table-cell office:value-type="float" office:value="1021" calcext:value-type="float">
            <text:p>1021</text:p>
          </table:table-cell>
          <table:table-cell office:value-type="float" office:value="128" calcext:value-type="float">
            <text:p>128</text:p>
          </table:table-cell>
          <table:table-cell office:value-type="float" office:value="2.043" calcext:value-type="float">
            <text:p>2.043</text:p>
          </table:table-cell>
          <table:table-cell office:value-type="float" office:value="4.06" calcext:value-type="float">
            <text:p>4.06</text:p>
          </table:table-cell>
          <table:table-cell office:value-type="float" office:value="4.49" calcext:value-type="float">
            <text:p>4.49</text:p>
          </table:table-cell>
          <table:table-cell office:value-type="float" office:value="2.9" calcext:value-type="float">
            <text:p>2.9</text:p>
          </table:table-cell>
          <table:table-cell office:value-type="float" office:value="2.03" calcext:value-type="float">
            <text:p>2.03</text:p>
          </table:table-cell>
          <table:table-cell office:value-type="float" office:value="4.53" calcext:value-type="float">
            <text:p>4.53</text:p>
          </table:table-cell>
          <table:table-cell office:value-type="float" office:value="2.23" calcext:value-type="float">
            <text:p>2.23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MIN([.J23:.Q23])" office:value-type="float" office:value="2.52" calcext:value-type="float">
            <text:p>2.52</text:p>
          </table:table-cell>
          <table:table-cell table:style-name="ce5" table:formula="of:=MAX([.J23:.Q23])" office:value-type="float" office:value="4.87" calcext:value-type="float">
            <text:p>4.87</text:p>
          </table:table-cell>
          <table:table-cell table:style-name="ce5" table:formula="of:=AVERAGE([.J23:.Q23])" office:value-type="float" office:value="3.90475" calcext:value-type="float">
            <text:p>3.90475</text:p>
          </table:table-cell>
          <table:table-cell table:style-name="ce5" table:formula="of:=[.H23]-[.D23]" office:value-type="float" office:value="978.83925" calcext:value-type="float">
            <text:p>978.83925</text:p>
          </table:table-cell>
          <table:table-cell table:style-name="ce5" table:formula="of:=[.H23]-[.C23]" office:value-type="float" office:value="977.874" calcext:value-type="float">
            <text:p>977.874</text:p>
          </table:table-cell>
          <table:table-cell table:style-name="ce5" table:formula="of:=[.H23]-[.B23]" office:value-type="float" office:value="980.224" calcext:value-type="float">
            <text:p>980.224</text:p>
          </table:table-cell>
          <table:table-cell office:value-type="float" office:value="982.744" calcext:value-type="float">
            <text:p>982.744</text:p>
          </table:table-cell>
          <table:table-cell office:value-type="float" office:value="64" calcext:value-type="float">
            <text:p>64</text:p>
          </table:table-cell>
          <table:table-cell office:value-type="float" office:value="3.9" calcext:value-type="float">
            <text:p>3.9</text:p>
          </table:table-cell>
          <table:table-cell office:value-type="float" office:value="3.208" calcext:value-type="float">
            <text:p>3.208</text:p>
          </table:table-cell>
          <table:table-cell office:value-type="float" office:value="4.26" calcext:value-type="float">
            <text:p>4.26</text:p>
          </table:table-cell>
          <table:table-cell office:value-type="float" office:value="2.52" calcext:value-type="float">
            <text:p>2.52</text:p>
          </table:table-cell>
          <table:table-cell office:value-type="float" office:value="3.74" calcext:value-type="float">
            <text:p>3.74</text:p>
          </table:table-cell>
          <table:table-cell office:value-type="float" office:value="3.91" calcext:value-type="float">
            <text:p>3.91</text:p>
          </table:table-cell>
          <table:table-cell office:value-type="float" office:value="4.87" calcext:value-type="float">
            <text:p>4.87</text:p>
          </table:table-cell>
          <table:table-cell office:value-type="float" office:value="4.83" calcext:value-type="float">
            <text:p>4.8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table:formula="of:=MIN([.J24:.Q24])" office:value-type="float" office:value="3.57" calcext:value-type="float">
            <text:p>3.57</text:p>
          </table:table-cell>
          <table:table-cell table:style-name="ce5" table:formula="of:=MAX([.J24:.Q24])" office:value-type="float" office:value="6.14" calcext:value-type="float">
            <text:p>6.14</text:p>
          </table:table-cell>
          <table:table-cell table:formula="of:=AVERAGE([.J24:.Q24])" office:value-type="float" office:value="5.02" calcext:value-type="float">
            <text:p>5.02</text:p>
          </table:table-cell>
          <table:table-cell table:style-name="ce5" table:formula="of:=[.H24]-[.D24]" office:value-type="float" office:value="937.129" calcext:value-type="float">
            <text:p>937.129</text:p>
          </table:table-cell>
          <table:table-cell table:style-name="ce5" table:formula="of:=[.H24]-[.C24]" office:value-type="float" office:value="936.009" calcext:value-type="float">
            <text:p>936.009</text:p>
          </table:table-cell>
          <table:table-cell table:style-name="ce5" table:formula="of:=[.H24]-[.B24]" office:value-type="float" office:value="938.579" calcext:value-type="float">
            <text:p>938.579</text:p>
          </table:table-cell>
          <table:table-cell office:value-type="float" office:value="942.149" calcext:value-type="float">
            <text:p>942.149</text:p>
          </table:table-cell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.5</text:p>
          </table:table-cell>
          <table:table-cell office:value-type="float" office:value="3.93" calcext:value-type="float">
            <text:p>3.93</text:p>
          </table:table-cell>
          <table:table-cell office:value-type="float" office:value="6.07" calcext:value-type="float">
            <text:p>6.07</text:p>
          </table:table-cell>
          <table:table-cell office:value-type="float" office:value="6.14" calcext:value-type="float">
            <text:p>6.14</text:p>
          </table:table-cell>
          <table:table-cell office:value-type="float" office:value="5.78" calcext:value-type="float">
            <text:p>5.78</text:p>
          </table:table-cell>
          <table:table-cell office:value-type="float" office:value="3.57" calcext:value-type="float">
            <text:p>3.57</text:p>
          </table:table-cell>
          <table:table-cell office:value-type="float" office:value="5.63" calcext:value-type="float">
            <text:p>5.63</text:p>
          </table:table-cell>
          <table:table-cell office:value-type="float" office:value="4.54" calcext:value-type="float">
            <text:p>4.5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5" table:formula="of:=MIN([.J25:.Q25])" office:value-type="float" office:value="3.63" calcext:value-type="float">
            <text:p>3.63</text:p>
          </table:table-cell>
          <table:table-cell table:style-name="ce5" table:formula="of:=MAX([.J25:.Q25])" office:value-type="float" office:value="7.38" calcext:value-type="float">
            <text:p>7.38</text:p>
          </table:table-cell>
          <table:table-cell table:style-name="ce5" table:formula="of:=AVERAGE([.J25:.Q25])" office:value-type="float" office:value="5.2725" calcext:value-type="float">
            <text:p>5.2725</text:p>
          </table:table-cell>
          <table:table-cell table:style-name="ce5" table:formula="of:=[.H25]-[.D25]" office:value-type="float" office:value="944.6875" calcext:value-type="float">
            <text:p>944.6875</text:p>
          </table:table-cell>
          <table:table-cell table:style-name="ce5" table:formula="of:=[.H25]-[.C25]" office:value-type="float" office:value="942.58" calcext:value-type="float">
            <text:p>942.58</text:p>
          </table:table-cell>
          <table:table-cell table:style-name="ce5" table:formula="of:=[.H25]-[.B25]" office:value-type="float" office:value="946.33" calcext:value-type="float">
            <text:p>946.33</text:p>
          </table:table-cell>
          <table:table-cell office:value-type="float" office:value="949.96" calcext:value-type="float">
            <text:p>949.96</text:p>
          </table:table-cell>
          <table:table-cell office:value-type="float" office:value="16" calcext:value-type="float">
            <text:p>16</text:p>
          </table:table-cell>
          <table:table-cell office:value-type="float" office:value="5.07" calcext:value-type="float">
            <text:p>5.07</text:p>
          </table:table-cell>
          <table:table-cell office:value-type="float" office:value="6.54" calcext:value-type="float">
            <text:p>6.54</text:p>
          </table:table-cell>
          <table:table-cell office:value-type="float" office:value="4.06" calcext:value-type="float">
            <text:p>4.06</text:p>
          </table:table-cell>
          <table:table-cell office:value-type="float" office:value="7.38" calcext:value-type="float">
            <text:p>7.38</text:p>
          </table:table-cell>
          <table:table-cell office:value-type="float" office:value="5.02" calcext:value-type="float">
            <text:p>5.02</text:p>
          </table:table-cell>
          <table:table-cell office:value-type="float" office:value="4.74" calcext:value-type="float">
            <text:p>4.74</text:p>
          </table:table-cell>
          <table:table-cell office:value-type="float" office:value="5.74" calcext:value-type="float">
            <text:p>5.74</text:p>
          </table:table-cell>
          <table:table-cell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" table:formula="of:=MIN([.J26:.Q26])" office:value-type="float" office:value="4.52" calcext:value-type="float">
            <text:p>4.52</text:p>
          </table:table-cell>
          <table:table-cell table:style-name="ce5" table:formula="of:=MAX([.J26:.Q26])" office:value-type="float" office:value="15.87" calcext:value-type="float">
            <text:p>15.87</text:p>
          </table:table-cell>
          <table:table-cell table:formula="of:=AVERAGE([.J26:.Q26])" office:value-type="float" office:value="11.5752125" calcext:value-type="float">
            <text:p>11.5752125</text:p>
          </table:table-cell>
          <table:table-cell table:style-name="ce5" table:formula="of:=[.H26]-[.D26]" office:value-type="float" office:value="924.6987875" calcext:value-type="float">
            <text:p>924.6987875</text:p>
          </table:table-cell>
          <table:table-cell table:style-name="ce5" table:formula="of:=[.H26]-[.C26]" office:value-type="float" office:value="920.404" calcext:value-type="float">
            <text:p>920.404</text:p>
          </table:table-cell>
          <table:table-cell table:style-name="ce5" table:formula="of:=[.H26]-[.B26]" office:value-type="float" office:value="931.754" calcext:value-type="float">
            <text:p>931.754</text:p>
          </table:table-cell>
          <table:table-cell office:value-type="float" office:value="936.274" calcext:value-type="float">
            <text:p>936.274</text:p>
          </table:table-cell>
          <table:table-cell office:value-type="float" office:value="8" calcext:value-type="float">
            <text:p>8</text:p>
          </table:table-cell>
          <table:table-cell office:value-type="float" office:value="13.92" calcext:value-type="float">
            <text:p>13.92</text:p>
          </table:table-cell>
          <table:table-cell office:value-type="float" office:value="11.4" calcext:value-type="float">
            <text:p>11.4</text:p>
          </table:table-cell>
          <table:table-cell office:value-type="float" office:value="4.52" calcext:value-type="float">
            <text:p>4.52</text:p>
          </table:table-cell>
          <table:table-cell office:value-type="float" office:value="14.32" calcext:value-type="float">
            <text:p>14.32</text:p>
          </table:table-cell>
          <table:table-cell office:value-type="float" office:value="8.39" calcext:value-type="float">
            <text:p>8.39</text:p>
          </table:table-cell>
          <table:table-cell office:value-type="float" office:value="13.92" calcext:value-type="float">
            <text:p>13.92</text:p>
          </table:table-cell>
          <table:table-cell office:value-type="float" office:value="15.87" calcext:value-type="float">
            <text:p>15.87</text:p>
          </table:table-cell>
          <table:table-cell office:value-type="float" office:value="10.2617" calcext:value-type="float">
            <text:p>10.261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5" table:formula="of:=MIN([.J27:.Q27])" office:value-type="float" office:value="0" calcext:value-type="float">
            <text:p>0</text:p>
          </table:table-cell>
          <table:table-cell table:style-name="ce5" table:formula="of:=MAX([.J27:.Q27])" office:value-type="float" office:value="0" calcext:value-type="float">
            <text:p>0</text:p>
          </table:table-cell>
          <table:table-cell table:style-name="ce5" table:formula="of:=AVERAGE([.J27:.Q27])" office:value-type="float" office:value="0" calcext:value-type="float">
            <text:p>0</text:p>
          </table:table-cell>
          <table:table-cell table:formula="of:=([.H27]-[.D27])/2" office:value-type="float" office:value="0" calcext:value-type="float">
            <text:p>0</text:p>
          </table:table-cell>
          <table:table-cell table:formula="of:=([.H27]-[.C27])/2" office:value-type="float" office:value="0" calcext:value-type="float">
            <text:p>0</text:p>
          </table:table-cell>
          <table:table-cell table:style-name="ce5" table:formula="of:=([.H27]-[.B27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5" table:formula="of:=MIN([.J28:.Q28])" office:value-type="float" office:value="0" calcext:value-type="float">
            <text:p>0</text:p>
          </table:table-cell>
          <table:table-cell table:style-name="ce5" table:formula="of:=MAX([.J28:.Q28])" office:value-type="float" office:value="0" calcext:value-type="float">
            <text:p>0</text:p>
          </table:table-cell>
          <table:table-cell table:style-name="ce5" table:formula="of:=AVERAGE([.J28:.Q28])" office:value-type="float" office:value="0" calcext:value-type="float">
            <text:p>0</text:p>
          </table:table-cell>
          <table:table-cell table:formula="of:=([.H28]-[.D28])/4" office:value-type="float" office:value="0" calcext:value-type="float">
            <text:p>0</text:p>
          </table:table-cell>
          <table:table-cell table:formula="of:=([.H28]-[.C28])/4" office:value-type="float" office:value="0" calcext:value-type="float">
            <text:p>0</text:p>
          </table:table-cell>
          <table:table-cell table:style-name="ce5" table:formula="of:=([.H28]-[.B28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done with RMAT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07:26:32.568140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4:34:52.494799463</meta:creation-date>
    <dc:date>2016-03-08T14:54:38.709526159</dc:date>
    <meta:editing-duration>PT15H34M46S</meta:editing-duration>
    <meta:editing-cycles>20</meta:editing-cycles>
    <meta:generator>LibreOffice/4.2.8.2$Linux_X86_64 LibreOffice_project/420m0$Build-2</meta:generator>
    <meta:document-statistic meta:table-count="1" meta:cell-count="364" meta:object-count="0"/>
  </office:meta>
</office:document-meta>
</file>